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ab722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ab722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fo:color="#000000" loext:opacity="100%" style:font-name="Times New Roman" fo:font-size="14pt" fo:font-style="italic" fo:background-color="#ffffff" loext:char-shading-value="0" style:font-size-asian="14pt" style:font-style-asian="italic" style:font-name-complex="Times New Roman1" style:font-size-complex="14pt" style:font-style-complex="italic"/>
    </style:style>
    <style:style style:name="T5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6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7" style:family="text">
      <style:text-properties fo:color="#000000" loext:opacity="100%" style:font-name="Times New Roman" fo:background-color="#ffffff" loext:char-shading-value="0" style:font-name-complex="Times New Roman1"/>
    </style:style>
    <style:style style:name="T8" style:family="text">
      <style:text-properties fo:color="#000000" loext:opacity="100%" style:font-name="Times New Roman" fo:font-style="italic" fo:background-color="#ffffff" loext:char-shading-value="0" style:font-style-asian="italic" style:font-name-complex="Times New Roman1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XXVII</text:span><text:span text:style-name="T6">I</text:span></text:p>
      <text:p text:style-name="P2"><text:span text:style-name="T7">Александр сидел в мягком кресле, кутаясь в халат и читая новости о нашумевшем взрыве яхты. Алина уехала на выходные домой к родителям, поэтому он мог наслаждаться одиночеством. От неожиданного телефонного звонка он вздрогнул. Придя в себя через несколько секунд, Алехин ответил. </text:span></text:p>
      <text:p text:style-name="P2"><text:span text:style-name="T7">–Да, слушаю. </text:span></text:p>
      <text:p text:style-name="P2"><text:span text:style-name="T7">–Сашка, ты? Жив что ли? – раздался веселый голос из трубки. </text:span></text:p>
      <text:p text:style-name="P2"><text:span text:style-name="T7">–Андрюха, ты что ли? – с улыбкой ответил Алехин.</text:span></text:p>
      <text:p text:style-name="P2"><text:span text:style-name="T7">–Ну а кто ж еще? Совсем своих то забыл. </text:span></text:p>
      <text:p text:style-name="P2"><text:span text:style-name="T7">–Да дела, понимаешь, суета, туда-сюда. </text:span></text:p>
      <text:p text:style-name="P2"><text:span text:style-name="T7">–Да понимаю, понимаю. Потому и звоню. Мы тут значит с Владом И Витьком думаем в поход собраться. Ну сплав по горной реке, на несколько дней, все дела. Ну и как же без тебя. Ты ж у нас главный походник. </text:span></text:p>
      <text:p text:style-name="P2"><text:span text:style-name="T7">–И когда же вы задумали сие действо? И куда вообще собрались то? </text:span></text:p>
      <text:p text:style-name="P2"><text:span text:style-name="T7">–Ну изначально в планах то было на Урал, но все обсуждаемо. </text:span></text:p>
      <text:p text:style-name="P2"><text:span text:style-name="T7">–Значит так, Андрюх. Собирай ребят и приезжайте прямо сейчас ко мне. Все обсудим. Адрес то хоть не забыл, надеюсь?</text:span></text:p>
      <text:p text:style-name="P2"><text:span text:style-name="T7">–Помню, помню. Как забыть роскошную восьми-комнатную хату? Ну нам это, с собой то привезти что-нибудь для наших переговоров?</text:span></text:p>
      <text:p text:style-name="P2"><text:span text:style-name="T7">–Ничего не надо, все есть. Закуски только взять можете. </text:span></text:p>
      <text:p text:style-name="P2"><text:span text:style-name="T7">–Ну все, договорились. Через час-полтора будем. </text:span></text:p>
      <text:p text:style-name="P2"><text:span text:style-name="T7">Александр положил трубку и, усмехнувшись, закрыл ноутбук. Подумав о чем-то, он прошел в одну из комнат и хлопнул два раза, после чего комната залилась мягким светом. В центре стоял огромный </text:span><text:soft-page-break/><text:span text:style-name="T7">бильярдный стол. Левее у стены находилась стойка с киями, а справа столик с резными деревянными стульями. На стене висел небольшой шкаф, заполненный самыми различными бутылками дорогого алкоголя. Улыбнувшись, он осмотрелся и, подойдя к кожаному креслу, легко упал в него, думая о чем-то. Прошло около часа. Алехин спал в кресле, как вдруг неожиданный звонок в дверь разбудил его. Вскочив, Александр поспешил открыть дверь. На пороге стояли трое высоких крепких парней. Все они были одеты в спортивные куртки и штаны, а в руках держали пакеты, наполненные продуктами. Раздевшись, все пожали руку Александру и проследовали за ним в комнату. </text:span></text:p>
      <text:p text:style-name="P2"><text:span text:style-name="T7">–Удивительное дело! Мы застали уникальное явление! Сам Александр Алехин в домашнем халате. Стареешь, брат. Раньше, где бы ты ни был, везде в костюме, – посмеялся Витя. </text:span></text:p>
      <text:p text:style-name="P2"><text:span text:style-name="T7">–Ну а что поделать. С тем то, что происходит и от костюма отдохнуть захочешь, – ответил тот.</text:span></text:p>
      <text:p text:style-name="P2"><text:span text:style-name="T7">–А ты знать не один живешь то теперь? – спросил Андрей хитро.</text:span></text:p>
      <text:p text:style-name="P2"><text:span text:style-name="T7">–С чего бы ты это взял? </text:span></text:p>
      <text:p text:style-name="P2"><text:span text:style-name="T7">–Да на квартире у себя торчишь, да и порядок у тебя. И пыли нигде нет, – ответил Влад. </text:span></text:p>
      <text:p text:style-name="P2"><text:span text:style-name="T7">–Ладно, ладно, раскусили. Не один.</text:span></text:p>
      <text:p text:style-name="P2"><text:span text:style-name="T7">–Тогда мы хотим услышать подробности. </text:span></text:p>
      <text:p text:style-name="P2"><text:span text:style-name="T7">–Да потом, Андрюх. Все равно не для этого сейчас собрались, да и много времени в походе будет. Сейчас давайте поговорим о нашей поездке. </text:span></text:p>
      <text:p text:style-name="P2"><text:span text:style-name="T7">–Ну что ж так просто говорить то, доставай, что есть, – сказал Влад. </text:span></text:p>
      <text:p text:style-name="P2"><text:soft-page-break/><text:span text:style-name="T7">Через час на столе стояли бокалы, наполненные коньяком, 3 бутылки, в тарелках лежали различные нарезки, ананас, мясо, овощи и фрукты. Одна из бутылок была полупустой. По бильярдному столу катались шары, то и дело залетая в лузы.</text:span></text:p>
      <text:p text:style-name="P2"><text:span text:style-name="T7">–Так значит на Урал? – полупьяным голосом спросил Андрей, делая очередной удар. </text:span></text:p>
      <text:p text:style-name="P2"><text:span text:style-name="T7">–Думаю, прекрасная идея. На рафтах плывем? – отозвался Витя, допивая коньяк из бокала. </text:span></text:p>
      <text:p text:style-name="P2"><text:span text:style-name="T7">–А на чем же еще? На сколько мы туда? – спросил Влад.</text:span></text:p>
      <text:p text:style-name="P2"><text:span text:style-name="T7">–Дня на 3-4. Вылетаем тогда послезавтра. На моем самолете, – спокойно ответил Александр, который был трезвее всех, кушая кусочек ананаса. </text:span></text:p>
      <text:p text:style-name="P2"><text:span text:style-name="T7">–Ну все, решено. А теперь давайте за любовь! – торжественно произнес Андрей, разливая коньяк. И подняв со звоном бокалы, парни выпили разом до дна. </text:span></text:p>
      <text:p text:style-name="P2"><text:span text:style-name="T7">Прошло еще пару часов. Гости Алехина спали, кто где попало, а он сидел в кресле в наушниках и смотрел сериал. Достав телефон, он зашел в диалог с Алиной и, набрав сообщение, подумав, все же нажал «отправить». Через пару минут пришло ответное сообщение. </text:span></text:p>
      <text:p text:style-name="P2"><text:span text:style-name="T7">–Зачем тебе на Урал? Почему только сейчас об этом говоришь? – написала девушка. </text:span></text:p>
      <text:p text:style-name="P2"><text:span text:style-name="T8">«Я лечу в поход с друзьями детства. Не переживай, солнышко, все будет хорошо. Это всего несколько дней»</text:span><text:span text:style-name="T7"> – написал Алехин. </text:span></text:p>
      <text:p text:style-name="P2"><text:span text:style-name="T7">–А почему не зовешь с собой?</text:span></text:p>
      <text:p text:style-name="P2"><text:span text:style-name="T7">–Это опасно. Прошу, просто дождись меня. Держись с Настей, она будет оберегать тебя. </text:span></text:p>
      <text:p text:style-name="P2"><text:soft-page-break/><text:span text:style-name="T7">–Поговорим обо всем, когда прилетишь, Александр, Алехин. Все. Доброй ночи. </text:span></text:p>
      <text:p text:style-name="P2"><text:span text:style-name="T7">–Доброй, ночи, – ответил Александр и, убрав телефон, погрузился в атмосферу сериала. </text:span></text:p>
      <text:p text:style-name="P2"><text:span text:style-name="T7">Утром понедельника Алехин дремал под плавный гул двигателей взлетающего самолета, предвкушая четырехдневный поход в горах. С собой у парней было куча рюкзаков и снаряжения, а впереди им предстоял долгий перелет. Алина, затаившая в себе некоторую обиду, не переставала думать об Александре, но, чтобы откинуть эти мысли старалась сконцентрироваться на учебе, и потому сидела с грустным, но серьезным видом в аудитории, поглядывая то на доску, то в учебник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31:19.616000000</meta:creation-date>
    <dc:date>2022-05-15T20:31:41.566000000</dc:date>
    <meta:editing-duration>PT22S</meta:editing-duration>
    <meta:editing-cycles>1</meta:editing-cycles>
    <meta:document-statistic meta:table-count="0" meta:image-count="0" meta:object-count="0" meta:page-count="4" meta:paragraph-count="38" meta:word-count="728" meta:character-count="4611" meta:non-whitespace-character-count="3878"/>
    <meta:generator>LibreOffice/7.2.2.2$Windows_X86_64 LibreOffice_project/02b2acce88a210515b4a5bb2e46cbfb63fe97d56</meta:generator>
  </office:meta>
</office:document-meta>
</file>